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automatic-styles>
    <style:style style:name="P1" style:parent-style-name="Text_20body" style:family="paragraph">
      <style:paragraph-properties style:master-page-name="HTML" fo:line-height="normal"/>
      <style:text-properties fo:color="#000000" fo:font-family="Times New Roman" fo:font-size="12.000000000000000pt" fo:font-weight="bold"/>
    </style:style>
    <style:style style:name="P2" style:parent-style-name="Text_20body" style:family="paragraph">
      <style:paragraph-properties fo:line-height="normal"/>
      <style:text-properties fo:color="#000000" fo:font-family="Times New Roman" fo:font-size="12.000000000000000pt"/>
    </style:style>
    <style:style style:name="T1" style:parent-style-name="Text_20body" style:family="text">
      <style:text-properties fo:font-weight="normal"/>
    </style:style>
    <style:style style:name="T2" style:parent-style-name="Text_20body" style:family="text">
      <style:text-properties fo:font-weight="bold"/>
    </style:style>
    <style:style style:name="P3" style:parent-style-name="Text_20body" style:family="paragraph">
      <style:paragraph-properties fo:line-height="normal"/>
      <style:text-properties fo:color="#000000" fo:font-family="Times New Roman" fo:font-size="12.000000000000000pt" fo:font-weight="normal"/>
    </style:style>
    <style:style style:name="P4" style:parent-style-name="Text_20body" style:family="paragraph">
      <style:paragraph-properties fo:line-height="normal"/>
      <style:text-properties fo:color="#000000" fo:font-family="Times New Roman" fo:font-size="12.000000000000000pt" fo:font-weight="bold"/>
    </style:style>
    <style:style style:name="P5" style:parent-style-name="Text_20body" style:family="paragraph">
      <style:paragraph-properties fo:line-height="normal" fo:margin-left="35.461478755799995pt"/>
      <style:text-properties fo:color="#000000" fo:font-family="Times New Roman" fo:font-size="12.000000000000000pt"/>
    </style:style>
    <style:style style:name="T3" style:parent-style-name="Text_20body" style:family="text"/>
    <text:list-style style:name="L21" style:display-name="L2">
      <text:list-level-style-bullet text:level="1" text:bullet-char="•">
        <style:list-level-properties text:space-before="21.203186338399998pt" text:min-label-width="14.144906394200000pt"/>
      </text:list-level-style-bullet>
      <text:list-level-style-bullet text:level="2" text:bullet-char="•">
        <style:list-level-properties text:space-before="56.551279071000003pt" text:min-label-width="14.144906394200000pt"/>
      </text:list-level-style-bullet>
      <text:list-level-style-bullet text:level="3" text:bullet-char="•">
        <style:list-level-properties text:space-before="91.899371803599990pt" text:min-label-width="14.144906394200000pt"/>
      </text:list-level-style-bullet>
      <text:list-level-style-bullet text:level="4" text:bullet-char="•">
        <style:list-level-properties text:space-before="127.247464536199999pt" text:min-label-width="14.144906394200000pt"/>
      </text:list-level-style-bullet>
      <text:list-level-style-bullet text:level="5" text:bullet-char="•">
        <style:list-level-properties text:space-before="162.595557268799979pt" text:min-label-width="14.144906394200000pt"/>
      </text:list-level-style-bullet>
      <text:list-level-style-bullet text:level="6" text:bullet-char="•">
        <style:list-level-properties text:space-before="197.943650001399988pt" text:min-label-width="14.144906394200000pt"/>
      </text:list-level-style-bullet>
      <text:list-level-style-bullet text:level="7" text:bullet-char="•">
        <style:list-level-properties text:space-before="233.291742733999996pt" text:min-label-width="14.144906394200000pt"/>
      </text:list-level-style-bullet>
      <text:list-level-style-bullet text:level="8" text:bullet-char="•">
        <style:list-level-properties text:space-before="268.668181972399964pt" text:min-label-width="14.144906394200000pt"/>
      </text:list-level-style-bullet>
      <text:list-level-style-bullet text:level="9" text:bullet-char="•">
        <style:list-level-properties text:space-before="304.016274705000001pt" text:min-label-width="14.144906394200000pt"/>
      </text:list-level-style-bullet>
      <text:list-level-style-bullet text:level="10" text:bullet-char="•">
        <style:list-level-properties text:space-before="339.364367437599981pt" text:min-label-width="14.144906394200000pt"/>
      </text:list-level-style-bullet>
    </text:list-style>
    <text:list-style style:name="L31" style:display-name="L3">
      <text:list-level-style-bullet text:level="1" text:bullet-char="•">
        <style:list-level-properties text:space-before="21.203186338399998pt" text:min-label-width="14.144906394200000pt"/>
      </text:list-level-style-bullet>
      <text:list-level-style-bullet text:level="2" text:bullet-char="•">
        <style:list-level-properties text:space-before="56.551279071000003pt" text:min-label-width="14.144906394200000pt"/>
      </text:list-level-style-bullet>
      <text:list-level-style-bullet text:level="3" text:bullet-char="•">
        <style:list-level-properties text:space-before="91.899371803599990pt" text:min-label-width="14.144906394200000pt"/>
      </text:list-level-style-bullet>
      <text:list-level-style-bullet text:level="4" text:bullet-char="•">
        <style:list-level-properties text:space-before="127.247464536199999pt" text:min-label-width="14.144906394200000pt"/>
      </text:list-level-style-bullet>
      <text:list-level-style-bullet text:level="5" text:bullet-char="•">
        <style:list-level-properties text:space-before="162.595557268799979pt" text:min-label-width="14.144906394200000pt"/>
      </text:list-level-style-bullet>
      <text:list-level-style-bullet text:level="6" text:bullet-char="•">
        <style:list-level-properties text:space-before="197.943650001399988pt" text:min-label-width="14.144906394200000pt"/>
      </text:list-level-style-bullet>
      <text:list-level-style-bullet text:level="7" text:bullet-char="•">
        <style:list-level-properties text:space-before="233.291742733999996pt" text:min-label-width="14.144906394200000pt"/>
      </text:list-level-style-bullet>
      <text:list-level-style-bullet text:level="8" text:bullet-char="•">
        <style:list-level-properties text:space-before="268.668181972399964pt" text:min-label-width="14.144906394200000pt"/>
      </text:list-level-style-bullet>
      <text:list-level-style-bullet text:level="9" text:bullet-char="•">
        <style:list-level-properties text:space-before="304.016274705000001pt" text:min-label-width="14.144906394200000pt"/>
      </text:list-level-style-bullet>
      <text:list-level-style-bullet text:level="10" text:bullet-char="•">
        <style:list-level-properties text:space-before="339.364367437599981pt" text:min-label-width="14.144906394200000pt"/>
      </text:list-level-style-bullet>
    </text:list-style>
    <text:list-style style:name="L41" style:display-name="L4">
      <text:list-level-style-bullet text:level="1" text:bullet-char="•">
        <style:list-level-properties text:space-before="21.203186338399998pt" text:min-label-width="14.144906394200000pt"/>
      </text:list-level-style-bullet>
      <text:list-level-style-bullet text:level="2" text:bullet-char="•">
        <style:list-level-properties text:space-before="56.551279071000003pt" text:min-label-width="14.144906394200000pt"/>
      </text:list-level-style-bullet>
      <text:list-level-style-bullet text:level="3" text:bullet-char="•">
        <style:list-level-properties text:space-before="91.899371803599990pt" text:min-label-width="14.144906394200000pt"/>
      </text:list-level-style-bullet>
      <text:list-level-style-bullet text:level="4" text:bullet-char="•">
        <style:list-level-properties text:space-before="127.247464536199999pt" text:min-label-width="14.144906394200000pt"/>
      </text:list-level-style-bullet>
      <text:list-level-style-bullet text:level="5" text:bullet-char="•">
        <style:list-level-properties text:space-before="162.595557268799979pt" text:min-label-width="14.144906394200000pt"/>
      </text:list-level-style-bullet>
      <text:list-level-style-bullet text:level="6" text:bullet-char="•">
        <style:list-level-properties text:space-before="197.943650001399988pt" text:min-label-width="14.144906394200000pt"/>
      </text:list-level-style-bullet>
      <text:list-level-style-bullet text:level="7" text:bullet-char="•">
        <style:list-level-properties text:space-before="233.291742733999996pt" text:min-label-width="14.144906394200000pt"/>
      </text:list-level-style-bullet>
      <text:list-level-style-bullet text:level="8" text:bullet-char="•">
        <style:list-level-properties text:space-before="268.668181972399964pt" text:min-label-width="14.144906394200000pt"/>
      </text:list-level-style-bullet>
      <text:list-level-style-bullet text:level="9" text:bullet-char="•">
        <style:list-level-properties text:space-before="304.016274705000001pt" text:min-label-width="14.144906394200000pt"/>
      </text:list-level-style-bullet>
      <text:list-level-style-bullet text:level="10" text:bullet-char="•">
        <style:list-level-properties text:space-before="339.364367437599981pt" text:min-label-width="14.144906394200000pt"/>
      </text:list-level-style-bullet>
    </text:list-style>
    <text:list-style style:name="L51" style:display-name="L5">
      <text:list-level-style-bullet text:level="1" text:bullet-char="•">
        <style:list-level-properties text:space-before="21.203186338399998pt" text:min-label-width="14.144906394200000pt"/>
      </text:list-level-style-bullet>
      <text:list-level-style-bullet text:level="2" text:bullet-char="•">
        <style:list-level-properties text:space-before="56.551279071000003pt" text:min-label-width="14.144906394200000pt"/>
      </text:list-level-style-bullet>
      <text:list-level-style-bullet text:level="3" text:bullet-char="•">
        <style:list-level-properties text:space-before="91.899371803599990pt" text:min-label-width="14.144906394200000pt"/>
      </text:list-level-style-bullet>
      <text:list-level-style-bullet text:level="4" text:bullet-char="•">
        <style:list-level-properties text:space-before="127.247464536199999pt" text:min-label-width="14.144906394200000pt"/>
      </text:list-level-style-bullet>
      <text:list-level-style-bullet text:level="5" text:bullet-char="•">
        <style:list-level-properties text:space-before="162.595557268799979pt" text:min-label-width="14.144906394200000pt"/>
      </text:list-level-style-bullet>
      <text:list-level-style-bullet text:level="6" text:bullet-char="•">
        <style:list-level-properties text:space-before="197.943650001399988pt" text:min-label-width="14.144906394200000pt"/>
      </text:list-level-style-bullet>
      <text:list-level-style-bullet text:level="7" text:bullet-char="•">
        <style:list-level-properties text:space-before="233.291742733999996pt" text:min-label-width="14.144906394200000pt"/>
      </text:list-level-style-bullet>
      <text:list-level-style-bullet text:level="8" text:bullet-char="•">
        <style:list-level-properties text:space-before="268.668181972399964pt" text:min-label-width="14.144906394200000pt"/>
      </text:list-level-style-bullet>
      <text:list-level-style-bullet text:level="9" text:bullet-char="•">
        <style:list-level-properties text:space-before="304.016274705000001pt" text:min-label-width="14.144906394200000pt"/>
      </text:list-level-style-bullet>
      <text:list-level-style-bullet text:level="10" text:bullet-char="•">
        <style:list-level-properties text:space-before="339.364367437599981pt" text:min-label-width="14.144906394200000pt"/>
      </text:list-level-style-bullet>
    </text:list-style>
    <text:list-style style:name="L61" style:display-name="L6">
      <text:list-level-style-bullet text:level="1" text:bullet-char="•">
        <style:list-level-properties text:space-before="21.203186338399998pt" text:min-label-width="14.144906394200000pt"/>
      </text:list-level-style-bullet>
      <text:list-level-style-bullet text:level="2" text:bullet-char="•">
        <style:list-level-properties text:space-before="56.551279071000003pt" text:min-label-width="14.144906394200000pt"/>
      </text:list-level-style-bullet>
      <text:list-level-style-bullet text:level="3" text:bullet-char="•">
        <style:list-level-properties text:space-before="91.899371803599990pt" text:min-label-width="14.144906394200000pt"/>
      </text:list-level-style-bullet>
      <text:list-level-style-bullet text:level="4" text:bullet-char="•">
        <style:list-level-properties text:space-before="127.247464536199999pt" text:min-label-width="14.144906394200000pt"/>
      </text:list-level-style-bullet>
      <text:list-level-style-bullet text:level="5" text:bullet-char="•">
        <style:list-level-properties text:space-before="162.595557268799979pt" text:min-label-width="14.144906394200000pt"/>
      </text:list-level-style-bullet>
      <text:list-level-style-bullet text:level="6" text:bullet-char="•">
        <style:list-level-properties text:space-before="197.943650001399988pt" text:min-label-width="14.144906394200000pt"/>
      </text:list-level-style-bullet>
      <text:list-level-style-bullet text:level="7" text:bullet-char="•">
        <style:list-level-properties text:space-before="233.291742733999996pt" text:min-label-width="14.144906394200000pt"/>
      </text:list-level-style-bullet>
      <text:list-level-style-bullet text:level="8" text:bullet-char="•">
        <style:list-level-properties text:space-before="268.668181972399964pt" text:min-label-width="14.144906394200000pt"/>
      </text:list-level-style-bullet>
      <text:list-level-style-bullet text:level="9" text:bullet-char="•">
        <style:list-level-properties text:space-before="304.016274705000001pt" text:min-label-width="14.144906394200000pt"/>
      </text:list-level-style-bullet>
      <text:list-level-style-bullet text:level="10" text:bullet-char="•">
        <style:list-level-properties text:space-before="339.364367437599981pt" text:min-label-width="14.144906394200000pt"/>
      </text:list-level-style-bullet>
    </text:list-style>
  </office:automatic-styles>
  <office:body>
    <office:text>
      <text:p text:style-name="P1"><text:bookmark text:name="vyiu"/>Name</text:p>
      <text:p text:style-name="P2"><text:span text:style-name="T1">Trommon (Herkunft: -, Bedeutung: -)</text:span></text:p>
      <text:p text:style-name="P2"><text:bookmark text:name="vyiu2"/></text:p>
      <text:p text:style-name="P2"><text:bookmark text:name="vyiu3"/><text:span text:style-name="T2">Beschreibung</text:span><text:bookmark text:name="vyiu4"/></text:p>
      <text:p text:style-name="P2"><text:bookmark text:name="vyiu6"/><text:span text:style-name="T1">Trommon besitzt eine kleine Hütte am westlichen Ufer des Flusses …. Er verdient sich seinen Lebensunterhalt mit Hilfe seiner kleinen Fähre, mit welcher er Leute gegen Bezahlung ans andere Flussufer bringt. Außerdem geht er ab und zu jagen und erwischt dabei oftmals einige Kaninchen. Allerdings darf er nur jedes zweite Kaninchen behalten, die anderen muss er dem Herzog bzw. dessen Leuten geben.</text:span></text:p>
      <text:p text:style-name="P3">Trommon hat neben seiner Hütte einen kleinen Gemüsegarten angebaut, in welchem er, wenn es wärmer ist, ernten und das Geerntete zur Eigenversorgung verwenden kann.</text:p>
      <text:p text:style-name="P2"><text:span text:style-name="T1">Trommon ist recht gut mit dem Holzfäller Kuno befreundet, da dieser sein Holz regelmäßig mit Hilfe der Fähre über den Fluss transportiert und bei den Bauernhöfen verkauft. Außerdem verstehen sich die beiden, bis auf einige Ungereimtheiten (siehe Auftrag), recht gut und ärgern sich regelmäßig über die Unterdrückung durch Obrigkeiten wie den Herzog von Talras.</text:span></text:p>
      <text:p text:style-name="P2"><text:bookmark text:name="vyiu8"/><text:bookmark text:name="vyiu7"/></text:p>
      <text:p text:style-name="P4">Ort</text:p>
      <text:p text:style-name="P2"><text:span text:style-name="T1">Nahe dem Fluss ...</text:span><text:bookmark text:name="atp73"/></text:p>
      <text:p text:style-name="P4"><text:bookmark text:name="vyiu12"/><text:bookmark text:name="vyiu111"/></text:p>
      <text:p text:style-name="P4">Tagesablauf<text:bookmark text:name="vyiu13"/><text:bookmark text:name="vyiu11"/></text:p>
      <text:list text:style-name="L21">
        <text:list-item>
          <text:p text:style-name="P2"><text:bookmark text:name="ns331"/><text:bookmark text:name="ns330"/>0:00 - 9:00 – Schläft in seiner Hütte.</text:p>
        </text:list-item>
        <text:list-item>
          <text:p text:style-name="P2">9:00 - 12:00 – Sitzt vor seiner Hütte.</text:p>
        </text:list-item>
        <text:list-item>
          <text:p text:style-name="P2">12:00 - 12:15 – Fährt den Holzfäller Kuno über den Fluss in Richtung Talras.</text:p>
        </text:list-item>
        <text:list-item>
          <text:p text:style-name="P2"><text:bookmark text:name="ns3321"/>12:00 - 19:00 – Arbeitet in seinem Gemüsegarten.</text:p>
        </text:list-item>
        <text:list-item>
          <text:p text:style-name="P2">19:00 - 19:15 – Fährt den Holzfäller Kuno über den Fluss in Richtung Wald.</text:p>
        </text:list-item>
        <text:list-item>
          <text:p text:style-name="P2">19:00 - 22:00 – Sitzt vor seiner Hütte.</text:p>
        </text:list-item>
        <text:list-item>
          <text:p text:style-name="P2">22:00 - 0.00 – Schläft in seiner Hütte.</text:p>
        </text:list-item>
      </text:list>
      <text:p text:style-name="P2"><text:bookmark text:name="vyiu15"/></text:p>
      <text:p text:style-name="P2"><text:bookmark text:name="vyiu16"/><text:span text:style-name="T2">Zugehörigkeit</text:span></text:p>
      <text:list text:style-name="L31">
        <text:list-item>
          <text:p text:style-name="P2"><text:bookmark text:name="f-855"/>Außenbewohner</text:p>
        </text:list-item>
      </text:list>
      <text:p text:style-name="P2"><text:bookmark text:name="vyiu20"/><text:bookmark text:name="vyiu19"/></text:p>
      <text:p text:style-name="P4"><text:bookmark text:name="f-856"/>Aufträge</text:p>
      <text:list text:style-name="L41">
        <text:list-item>
          <text:p text:style-name="P2"><text:bookmark text:name="dfq10"/><text:bookmark text:name="dfq1"/>Sekundär –<text:s/><text:bookmark text:name="z0dk3"/>Holz für die Hütte</text:p>
        </text:list-item>
      </text:list>
      <text:p text:style-name="P2"><text:bookmark text:name="vyiu23"/></text:p>
      <text:p text:style-name="P2"><text:bookmark text:name="ik9t1"/><text:span text:style-name="T2">Dialog</text:span><text:bookmark text:name="vyiu24"/><text:bookmark text:name="ik9t"/></text:p>
      <text:list text:style-name="L51">
        <text:list-item>
          <text:p text:style-name="P2">Hallo.</text:p>
        </text:list-item>
        <text:list-item>
          <text:list text:style-name="L51">
            <text:list-item>
              <text:p text:style-name="P2"><text:bookmark text:name="ik9t2"/><text:bookmark text:name="f0wr"/>N:<text:s/><text:bookmark text:name="gg5p"/>Hallo! Wer bist du und was treibt dich in diese Gegend?</text:p>
            </text:list-item>
            <text:list-item>
              <text:p text:style-name="P5">Der Glaube. (Charakter ist Kleriker)</text:p>
            </text:list-item>
            <text:list-item>
              <text:list text:style-name="L51">
                <text:list-item>
                  <text:p text:style-name="P5">Hmm, ein frommer Mann. Ich fühle mich geehrt auch wenn ich deinen Glauben wahrscheinlich nicht teile.</text:p>
                </text:list-item>
              </text:list>
            </text:list-item>
            <text:list-item>
              <text:p text:style-name="P5">Der Tod. (Charakter ist Nekromant)</text:p>
            </text:list-item>
            <text:list-item>
              <text:list text:style-name="L51">
                <text:list-item>
                  <text:p text:style-name="P5">Das sind aber finstere Worte mein Freund. Hier, nimm dir einen Apfel, dann geht’s dir schon viel besser.</text:p>
                </text:list-item>
                <text:list-item>
                  <text:p text:style-name="P5">Charakter erhält einen Apfel</text:p>
                </text:list-item>
              </text:list>
            </text:list-item>
            <text:list-item>
              <text:p text:style-name="P5">Die Geister. (Charakter ist Astralwandler)</text:p>
            </text:list-item>
            <text:list-item>
              <text:list text:style-name="L51">
                <text:list-item>
                  <text:p text:style-name="P5">Klingt beängstigend. Na ja, wer weiß schon, was sich hier in dieser Gegend so rumtreibt.</text:p>
                </text:list-item>
              </text:list>
            </text:list-item>
            <text:list-item>
              <text:p text:style-name="P5">Die Pflicht. (Charakter ist Ritter)</text:p>
            </text:list-item>
            <text:list-item>
              <text:list text:style-name="L51">
                <text:list-item>
                  <text:p text:style-name="P5">So so, du bist also ein Pflichtbewusster. Na dazu sag' ich mal nichts.</text:p>
                </text:list-item>
              </text:list>
            </text:list-item>
            <text:list-item>
              <text:p text:style-name="P5">Das Gold. (Charakter ist Drachentöter)</text:p>
            </text:list-item>
            <text:list-item>
              <text:list text:style-name="L51">
                <text:list-item>
                  <text:p text:style-name="P5">Gib lieber Acht mein Freund. Viele derer, die ich kannte hat die Gier ins Verderben getrieben. Wäre schade um dich.</text:p>
                </text:list-item>
              </text:list>
            </text:list-item>
            <text:list-item>
              <text:p text:style-name="P5">Die Wildnis. (Charakter ist Waldläufer)</text:p>
            </text:list-item>
            <text:list-item>
              <text:list text:style-name="L51">
                <text:list-item>
                  <text:p text:style-name="P5">Ja, das kann ich verstehen. Ich liebe auch die Natur. Deshalb bin ich auch hierher gezogen. Da, nimm dir einen Apfel.</text:p>
                </text:list-item>
                <text:list-item>
                  <text:p text:style-name="P5">Charakter erhält einen Apfel</text:p>
                </text:list-item>
                <text:list-item>
                  <text:p text:style-name="P5"><text:s/>(Lachend) Ich fürchte, wir teilen das gleiche Schicksal.</text:p>
                </text:list-item>
              </text:list>
            </text:list-item>
            <text:list-item>
              <text:p text:style-name="P5">Der Wille. (Charakter ist Elementarmagier)</text:p>
            </text:list-item>
            <text:list-item>
              <text:list text:style-name="L51">
                <text:list-item>
                  <text:p text:style-name="P5">Der Wille? Was gibt’s hier schon zu erreichen oder holen? Ich meine, mir gefällt’s hier, aber mit dieser Meinung gehöre ich zu einer kleinen Minderheit.</text:p>
                </text:list-item>
              </text:list>
            </text:list-item>
            <text:list-item>
              <text:p text:style-name="P5">Die Freiheit. (Charakter ist Illusionist)</text:p>
            </text:list-item>
            <text:list-item>
              <text:list text:style-name="L51">
                <text:list-item>
                  <text:p text:style-name="P5">Freiheit! Na ja, ich möchte deine Träume nicht zerstören, aber wirklich frei ist in dieser Zeit keiner. Selbst ich muss meinem Herzog dienen und ihm regelmäßig etwas von meinem Hab und Gut abgeben. (Lachend) Ist natürlich freiwillig.</text:p>
                </text:list-item>
              </text:list>
            </text:list-item>
            <text:list-item>
              <text:p text:style-name="P5">Die Neugier. (Charakter ist Zauberer)</text:p>
            </text:list-item>
            <text:list-item>
              <text:list text:style-name="L51">
                <text:list-item>
                  <text:p text:style-name="P5">Ich bin vermutlich zu alt, um neugierig zu sein. Aber vielleicht bringt sie dich ja eines Tages weiter als mich. Trotzdem, ich will mich nicht beklagen. Mir geht’s doch eigentlich recht gut.</text:p>
                </text:list-item>
              </text:list>
            </text:list-item>
          </text:list>
        </text:list-item>
        <text:list-item>
          <text:p text:style-name="P2"><text:bookmark text:name="gg5p1"/>Ist das deine Fähre? (Nach „Hallo.“)</text:p>
        </text:list-item>
        <text:list-item>
          <text:list text:style-name="L51">
            <text:list-item>
              <text:p text:style-name="P2"><text:bookmark text:name="ik9t10"/><text:bookmark text:name="fdvr"/>N:<text:s/><text:bookmark text:name="dnw_"/>Klar. Die hab ich selbst gebaut und der Holzfäller Kuno hat mir das Holz dafür beschafft. Na ja, er muss ja auch jeden Tag über den Fluss fahren.</text:p>
            </text:list-item>
            <text:list-item>
              <text:p text:style-name="P2"><text:bookmark text:name="ik9t111"/><text:span text:style-name="T3">N: Natürlich fahre ich auch andere Leute gegen eine geringe Gebühr über den Fluss.</text:span></text:p>
            </text:list-item>
          </text:list>
        </text:list-item>
        <text:list-item>
          <text:p text:style-name="P2"><text:s/>Wer ist Kuno? (Nach „Ist das deine Fähre?“, Charakter hat noch nicht mit Kuno gesprochen)<text:bookmark text:name="gg5p2"/></text:p>
        </text:list-item>
        <text:list-item>
          <text:list text:style-name="L51">
            <text:list-item>
              <text:p text:style-name="P2"><text:bookmark text:name="ik9t28"/><text:bookmark text:name="kj70"/>N: Ach, das ist ein Holzfäller und alter Freund von mir. Ich fahr ihn jeden Tag mit meiner Fähre zweimal über den Fluss. Hin und zurück. Er hat seine Hütte am anderen Flussufer und transportiert sein Holz mit Hilfe meiner Fähre auf meine Seite, um es dann bei den Bauern zu verkaufen.</text:p>
            </text:list-item>
            <text:list-item>
              <text:p text:style-name="P2">N: Du kannst ja mal mit ihm sprechen. Eine Überfahrt kostet nicht die Welt.</text:p>
            </text:list-item>
          </text:list>
        </text:list-item>
        <text:list-item>
          <text:p text:style-name="P2">Was kostet eine Überfahrt? (Nach „Ist das deine Fähre?“)</text:p>
        </text:list-item>
        <text:list-item>
          <text:list text:style-name="L51">
            <text:list-item>
              <text:p text:style-name="P2">N: Pro Person 20 Goldmünzen. Ich fahre täglich um 12:00 und um 19:00 Uhr über den Fluss. Das sind praktisch Kunos Standardzeiten.</text:p>
            </text:list-item>
          </text:list>
        </text:list-item>
        <text:list-item>
          <text:p text:style-name="P2">Fahr mich ans andere Flussufer. (Kostet 20 Goldmünzen) (Nach „Was kostet eine Überfahrt?“, Charakter hat keine Überfahrt bezahlt)</text:p>
        </text:list-item>
        <text:list-item>
          <text:p text:style-name="P5">Mach ich gerne, aber erst morgen. (Nach 19:00 Uhr, aber noch nicht der nächste Tag)</text:p>
        </text:list-item>
        <text:list-item>
          <text:list text:style-name="L51">
            <text:list-item>
              <text:p text:style-name="P2">Mach ich. Geht um 12:00 Uhr los. (Vor 12:00 Uhr)</text:p>
            </text:list-item>
            <text:list-item>
              <text:p text:style-name="P2">Mach ich. Geht um 19:00 Uhr los. (Nach 12:00 und vor 19:00 Uhr)</text:p>
            </text:list-item>
            <text:list-item>
              <text:p text:style-name="P2">Willst du mich verarschen? Besorg dir erstmal ein paar Goldmünzen, dann sehen wir weiter. (Charakter hat zu wenig Goldmünzen)</text:p>
            </text:list-item>
          </text:list>
        </text:list-item>
        <text:list-item>
          <text:p text:style-name="P2">Deine Hütte sieht aber nicht grade stabil aus. (Nach „Hallo.“)</text:p>
        </text:list-item>
        <text:list-item>
          <text:list text:style-name="L51">
            <text:list-item>
              <text:p text:style-name="P2">N: Ja, ich weiß. Sie ist wohl im Laufe der Zeit etwas kaputt gegangen. Na ja, ich hab mir auch nicht gerade viel Mühe bei ihrem Bau gegeben.</text:p>
            </text:list-item>
            <text:list-item>
              <text:p text:style-name="P2">N: Da fällt mir ein, hättest du nicht vielleicht Lust meinen alten Freund Kuno um etwas Holz zu bitten, das er mir nächstes Mal, wenn er über den Fluss fährt, mitbringt.</text:p>
            </text:list-item>
            <text:list-item>
              <text:p text:style-name="P2">C: Wieso machst du das nicht selbst?</text:p>
            </text:list-item>
            <text:list-item>
              <text:p text:style-name="P2">N: Gut, er ist zwar ein alter Freund von mir, aber was seinen Beruf angeht, da hab ich mich wohl ab und zu etwas zu sehr drüber lustig gemacht. War ja nicht böse gemeint, aber er war natürlich wieder total verärgert und jetzt hab ich wirklich keine Lust ihn darum zu bitten.</text:p>
            </text:list-item>
            <text:list-item>
              <text:p text:style-name="P2">N: Du würdest natürlich auch was dafür kriegen.</text:p>
            </text:list-item>
            <text:list-item>
              <text:list text:style-name="L51">
                <text:list-item>
                  <text:p text:style-name="P2">Kein Problem, mach ich.</text:p>
                </text:list-item>
                <text:list-item>
                  <text:list text:style-name="L51">
                    <text:list-item>
                      <text:p text:style-name="P2">N: Danke Mann. Du tust mir damit einen wirklich großen Gefallen.</text:p>
                    </text:list-item>
                    <text:list-item>
                      <text:p text:style-name="P2">Neuer Auftrag „Holz für die Hütte“</text:p>
                    </text:list-item>
                  </text:list>
                </text:list-item>
                <text:list-item>
                  <text:p text:style-name="P2">Du kannst mich mal! Mein Vater, dessen Vater, also mein Großvater und wiederum dessen Vater, also mein Urgroßvater, die waren alle Holzfäller und du machst dich einfach darüber lustig.</text:p>
                </text:list-item>
                <text:list-item>
                  <text:list text:style-name="L51">
                    <text:list-item>
                      <text:p text:style-name="P2">N: Verdammt Mann, krieg dich wieder ein! War ja nicht böse gemeint, dann halt nicht.</text:p>
                    </text:list-item>
                  </text:list>
                </text:list-item>
                <text:list-item>
                  <text:p text:style-name="P2">Ich überleg's mir mal.</text:p>
                </text:list-item>
                <text:list-item>
                  <text:list text:style-name="L51">
                    <text:list-item>
                      <text:p text:style-name="P2">N: In Ordnnug.</text:p>
                    </text:list-item>
                  </text:list>
                </text:list-item>
              </text:list>
            </text:list-item>
          </text:list>
        </text:list-item>
        <text:list-item>
          <text:p text:style-name="P2">Ich hab's mir überlegt. Ich besorg dir dein Holz. (Nach „Deine Hütte sieht aber nicht grade stabil aus.“, Auftrag „Holz für die Hütte“ wurde noch nicht erhalten)</text:p>
        </text:list-item>
        <text:list-item>
          <text:list text:style-name="L51">
            <text:list-item>
              <text:p text:style-name="P2">N: Danke Mann. Du tust mir damit einen wirklich großen Gefallen. (Charakter wollte es sich überlegen)</text:p>
            </text:list-item>
            <text:list-item>
              <text:p text:style-name="P2">N: So so, ein wenig Gier steckt also doch in jedem von uns. Na ja, mir soll's recht sein. (Charakter hat Trommon beleidigt)</text:p>
            </text:list-item>
            <text:list-item>
              <text:p text:style-name="P2">Neuer Auftrag „Holz für die Hütte“</text:p>
            </text:list-item>
          </text:list>
        </text:list-item>
        <text:list-item>
          <text:p text:style-name="P2">Einen hübschen Gemüsegarten hast du da. (Nach „Hallo.“, Trommon befindet sich in seinem Gemüsegarten)</text:p>
        </text:list-item>
        <text:list-item>
          <text:list text:style-name="L51">
            <text:list-item>
              <text:p text:style-name="P2">N: Findest du wirklich? Das freut mich aber. Vielleicht möchtest du ja etwas von meinem Gemüse kaufen. Zur Zeit kann ich wieder mehr ernten als ich für mich selbst brauche.</text:p>
            </text:list-item>
            <text:list-item>
              <text:p text:style-name="P2">Kuno besorgt dir ein paar Bretter. (Auftrag „Holz für die Hütte“ ist aktiv, Charakter hat mit Kuno gesprochen)</text:p>
            </text:list-item>
            <text:list-item>
              <text:p text:style-name="P2">N: Wirklich? Ich danke dir. Hier hast du ein paar Salatköpfe aus meinem Gemüsegarten und natürlich auch ein paar Goldmünzen.</text:p>
            </text:list-item>
          </text:list>
        </text:list-item>
      </text:list>
      <text:p text:style-name="P2"><text:bookmark text:name="vyiu53"/></text:p>
      <text:p text:style-name="P2"><text:bookmark text:name="adhu1"/><text:span text:style-name="T2">Handel</text:span><text:bookmark text:name="vyiu54"/><text:bookmark text:name="adhu"/></text:p>
      <text:list text:style-name="L61">
        <text:list-item>
          <text:p text:style-name="P2">3 Salatköpfe</text:p>
        </text:list-item>
        <text:list-item>
          <text:p text:style-name="P2">3 Tomaten</text:p>
        </text:list-item>
        <text:list-item>
          <text:p text:style-name="P2">3 Kürbisse (Jahreszeit LOLOLOLOLOLFTW!!!!!11111111 ?????)</text:p>
        </text:list-item>
      </text:list>
      <text:page-sequence>
        <text:page text:master-page-name="HTML"/>
        <text:page text:master-page-name="Endnote"/>
        <text:page text:master-page-name="Endnote"/>
      </text:page-sequence>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styles>
    <style:default-style style:family="paragraph">
      <style:paragraph-properties style:tab-stop-distance="35.461478755799995pt"/>
      <style:text-properties fo:country="DE" fo:font-family="Times New Roman" fo:font-size="12.000000000000000pt" fo:language="de"/>
    </style:default-style>
    <style:style style:name="Sender" style:display-name="Sender" style:family="paragraph">
      <style:paragraph-properties fo:margin-bottom="0.000000000000000pt" fo:margin-left="4.308668881600000pt" fo:margin-right="4.308668881600000pt" fo:margin-top="0.000000000000000pt" fo:text-indent="0.000000000000000pt" style:tab-stop-distance="35.461478755799995pt"/>
      <style:text-properties fo:country="DE" fo:font-family="Verdana, sans-serif" fo:font-size="10.000000000000000pt" fo:font-style="italic" fo:language="de"/>
    </style:style>
    <style:style style:name="Standard" style:display-name="Standard" style:family="paragraph">
      <style:paragraph-properties fo:margin-bottom="4.308668881600000pt" fo:margin-left="4.308668881600000pt" fo:margin-right="4.308668881600000pt" fo:margin-top="4.308668881600000pt" fo:text-indent="0.000000000000000pt" style:tab-stop-distance="35.461478755799995pt"/>
      <style:text-properties fo:country="DE" fo:font-family="Verdana, sans-serif" fo:font-size="10.000000000000000pt" fo:language="de"/>
    </style:style>
    <style:style style:name="Footer" style:display-name="Footer" style:family="paragraph">
      <style:paragraph-properties fo:margin-bottom="4.308668881600000pt" fo:margin-left="4.308668881600000pt" fo:margin-right="4.308668881600000pt" fo:margin-top="4.308668881600000pt" fo:text-indent="0.000000000000000pt" style:tab-stop-distance="35.461478755799995pt">
        <style:tab-stops>
          <style:tab-stop style:position="240.88860628840pt" style:type="center" style:leader-type="none" style:leader-style="none" style:leader-width="auto" style:leader-color="font-color"/>
          <style:tab-stop style:position="481.86225209420pt" style:type="right" style:leader-type="none" style:leader-style="none" style:leader-width="auto" style:leader-color="font-color"/>
        </style:tab-stops>
      </style:paragraph-properties>
      <style:text-properties fo:country="DE" fo:font-family="Verdana, sans-serif" fo:font-size="10.000000000000000pt" fo:language="de"/>
    </style:style>
    <style:style style:name="Table_20Contents" style:display-name="Table Contents" style:family="paragraph">
      <style:paragraph-properties fo:margin-bottom="0.000000000000000pt" fo:margin-left="0.000000000000000pt" fo:margin-right="0.000000000000000pt" fo:margin-top="0.000000000000000pt" fo:text-indent="0.000000000000000pt" style:tab-stop-distance="35.461478755799995pt"/>
      <style:text-properties fo:country="DE" fo:font-family="Verdana, sans-serif" fo:font-size="10.000000000000000pt" fo:language="de"/>
    </style:style>
    <style:style style:name="Heading_201" style:display-name="Heading 1" style:family="paragraph" style:next-style-name="Text_20body">
      <style:paragraph-properties fo:margin-bottom="14.144906394200000pt" fo:margin-left="4.308668881600000pt" fo:margin-right="4.308668881600000pt" fo:margin-top="11.990571953400000pt" fo:text-indent="0.000000000000000pt" style:tab-stop-distance="35.461478755799995pt"/>
      <style:text-properties fo:country="DE" fo:font-family="Times New Roman" fo:font-size="24.000000000000000pt" fo:font-weight="bold" fo:language="de"/>
    </style:style>
    <style:style style:name="Heading" style:display-name="Heading" style:family="paragraph" style:next-style-name="Text_20body">
      <style:paragraph-properties fo:margin-bottom="14.144906394200000pt" fo:margin-left="4.308668881600000pt" fo:margin-right="4.308668881600000pt" fo:margin-top="11.990571953400000pt" fo:text-indent="0.000000000000000pt" style:tab-stop-distance="35.461478755799995pt"/>
      <style:text-properties fo:country="DE" fo:font-family="Albany" fo:font-size="14.000000000000000pt" fo:language="de"/>
    </style:style>
    <style:style style:name="Header" style:display-name="Header" style:family="paragraph">
      <style:paragraph-properties fo:margin-bottom="4.308668881600000pt" fo:margin-left="4.308668881600000pt" fo:margin-right="4.308668881600000pt" fo:margin-top="4.308668881600000pt" fo:text-indent="0.000000000000000pt" style:tab-stop-distance="35.461478755799995pt">
        <style:tab-stops>
          <style:tab-stop style:position="240.88860628840pt" style:type="center" style:leader-type="none" style:leader-style="none" style:leader-width="auto" style:leader-color="font-color"/>
          <style:tab-stop style:position="481.86225209420pt" style:type="right" style:leader-type="none" style:leader-style="none" style:leader-width="auto" style:leader-color="font-color"/>
        </style:tab-stops>
      </style:paragraph-properties>
      <style:text-properties fo:country="DE" fo:font-family="Verdana, sans-serif" fo:font-size="10.000000000000000pt" fo:language="de"/>
    </style:style>
    <style:style style:name="Text_20body" style:display-name="Text body" style:family="paragraph">
      <style:paragraph-properties fo:margin-bottom="0.000000000000000pt" fo:margin-left="0.000000000000000pt" fo:margin-right="0.000000000000000pt" fo:margin-top="0.000000000000000pt" fo:text-indent="0.000000000000000pt" style:tab-stop-distance="35.461478755799995pt"/>
      <style:text-properties fo:country="DE" fo:font-family="Verdana, sans-serif" fo:font-size="10.000000000000000pt" fo:language="de"/>
    </style:style>
    <style:style style:name="List" style:display-name="List" style:family="paragraph">
      <style:paragraph-properties fo:margin-bottom="0.000000000000000pt" fo:margin-left="0.000000000000000pt" fo:margin-right="0.000000000000000pt" fo:margin-top="0.000000000000000pt" fo:text-indent="0.000000000000000pt" style:tab-stop-distance="35.461478755799995pt"/>
      <style:text-properties fo:country="DE" fo:font-family="Verdana, sans-serif" fo:font-size="10.000000000000000pt" fo:language="de"/>
    </style:style>
    <style:style style:name="Horizontal_20Line" style:display-name="Horizontal Line" style:family="paragraph" style:next-style-name="Text_20body">
      <style:paragraph-properties fo:border-bottom="0.056693pt double #808080" fo:margin-bottom="14.144906394200000pt" fo:margin-left="4.308668881600000pt" fo:margin-right="4.308668881600000pt" fo:margin-top="0.000000000000000pt" fo:padding-bottom="0.000000000000000pt" fo:padding-left="0.000000000000000pt" fo:padding-right="0.000000000000000pt" fo:padding-top="0.000000000000000pt" fo:text-indent="0.000000000000000pt" style:border-line-width-bottom="0.056693pt 0.992128pt 0.056693pt" style:tab-stop-distance="35.461478755799995pt"/>
      <style:text-properties fo:country="DE" fo:font-family="Verdana, sans-serif" fo:font-size="6.000000000000000pt" fo:language="de"/>
    </style:style>
    <style:style style:name="Index" style:display-name="Index" style:family="paragraph">
      <style:paragraph-properties fo:margin-bottom="4.308668881600000pt" fo:margin-left="4.308668881600000pt" fo:margin-right="4.308668881600000pt" fo:margin-top="4.308668881600000pt" fo:text-indent="0.000000000000000pt" style:tab-stop-distance="35.461478755799995pt"/>
      <style:text-properties fo:country="DE" fo:font-family="Verdana, sans-serif" fo:font-size="10.000000000000000pt" fo:language="de"/>
    </style:style>
    <style:style style:name="Caption" style:display-name="Caption" style:family="paragraph">
      <style:paragraph-properties fo:margin-bottom="6.009459229600000pt" fo:margin-left="4.308668881600000pt" fo:margin-right="4.308668881600000pt" fo:margin-top="6.009459229600000pt" fo:text-indent="0.000000000000000pt" style:tab-stop-distance="35.461478755799995pt"/>
      <style:text-properties fo:country="DE" fo:font-family="Verdana, sans-serif" fo:font-size="12.000000000000000pt" fo:font-style="italic" fo:language="de"/>
    </style:style>
    <style:style style:name="Bullet_20Symbols" style:display-name="Bullet Symbols" style:family="text">
      <style:text-properties fo:font-family="StarSymbol" fo:font-size="9.000000000000000pt"/>
    </style:style>
    <style:style style:name="Placeholder" style:display-name="Placeholder" style:family="text">
      <style:text-properties fo:color="#008080" fo:font-variant="small-caps" style:text-underline-style="dotted" style:text-underline-type="single" style:text-underline-width="auto"/>
    </style:style>
    <style:style style:name="Endnote_20Symbol" style:display-name="Endnote Symbol" style:family="text"/>
    <style:style style:name="Internet_20link" style:display-name="Internet link" style:family="text">
      <style:text-properties fo:color="#000080" style:text-underline-style="solid" style:text-underline-type="single" style:text-underline-width="auto"/>
    </style:style>
    <style:style style:name="Footnote_20Symbol" style:display-name="Footnote Symbol" style:family="text"/>
  </office:styles>
  <office:automatic-styles>
    <style:page-layout style:name="pm1" style:page-usage="all">
      <style:page-layout-properties fo:margin-bottom="72.000124732000003pt" fo:margin-left="90.000155914999993pt" fo:margin-right="90.000155914999993pt" fo:margin-top="72.000124732000003pt" fo:page-height="792.001372051999965pt" fo:page-width="612.001060221999978pt" style:print-orientation="portrait">
    
   </style:page-layout-properties>
    </style:page-layout>
    <style:page-layout style:name="pm2" style:page-usage="all">
      <style:page-layout-properties fo:margin-bottom="28.346505799999999pt" fo:margin-left="56.693011599999998pt" fo:margin-right="28.346505799999999pt" fo:margin-top="28.346505799999999pt" fo:page-height="792.001372051999965pt" fo:page-width="612.001060221999978pt" style:print-orientation="portrait">
    
   </style:page-layout-properties>
    </style:page-layout>
  </office:automatic-styles>
  <office:master-styles>
    <style:master-page style:name="Endnote" style:page-layout-name="pm1"/>
    <style:master-page style:name="HTML" style:page-layout-name="pm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KOffice/2.0.2</meta:generator>
    <dc:title/>
    <meta:initial-creator>Tamino Dauth</meta:initial-creator>
    <meta:editing-cycles>49</meta:editing-cycles>
    <dc:date>2009-10-27T20:40:04</dc:date>
    <meta:creation-date>2009-04-14T21:42:45</meta:creation-date>
    <meta:language>en-US</meta:language>
    <dc:creator>Tamino Dauth</dc:creator>
  </office:meta>
</office:document-meta>
</file>